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ContainerFactoryTests.assertDefaultJmsConfig( AbstractMessageListener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ListenerContainerFactoryTests.setDefaultJmsConfig( AbstractJmsListenerContainerFactory &lt; ? &gt;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ListenerContainerFactoryTests.createJcaContainerF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ListenerContainerFactoryTests.setDefaultJcaConfig( DefaultJcaListenerContain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ListenerContainerFactoryTests.backOffOverridesRecovery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ListenerContainerFactoryTests.assertDefaultJcaConfig( JmsMessageEndpointManag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ListenerContainerFactoryTests.createSimple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ListenerContainerFactoryTests.endpointConcurrencyTakes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ListenerContainerFactoryTests.jcaExclusiv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ListenerContainerFactoryTests.createJmsContainerFul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